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152e62" officeooo:paragraph-rsid="00152e62"/>
    </style:style>
    <style:style style:name="P4" style:family="paragraph" style:parent-style-name="Text_20_body">
      <style:paragraph-properties fo:text-align="justify" style:justify-single-word="false"/>
      <style:text-properties officeooo:rsid="00171f1c" officeooo:paragraph-rsid="00171f1c"/>
    </style:style>
    <style:style style:name="P5" style:family="paragraph" style:parent-style-name="Text_20_body">
      <style:paragraph-properties fo:text-align="justify" style:justify-single-word="false"/>
      <style:text-properties officeooo:rsid="001a94a1" officeooo:paragraph-rsid="001a94a1"/>
    </style:style>
    <style:style style:name="P6" style:family="paragraph" style:parent-style-name="Text_20_body">
      <style:paragraph-properties fo:text-align="justify" style:justify-single-word="false"/>
      <style:text-properties officeooo:rsid="001c5050" officeooo:paragraph-rsid="001c5050"/>
    </style:style>
    <style:style style:name="P7" style:family="paragraph" style:parent-style-name="Text_20_body">
      <style:paragraph-properties fo:text-align="justify" style:justify-single-word="false"/>
      <style:text-properties officeooo:rsid="001d030e" officeooo:paragraph-rsid="001d030e"/>
    </style:style>
    <style:style style:name="P8" style:family="paragraph" style:parent-style-name="Heading_20_1">
      <style:paragraph-properties fo:text-align="center" style:justify-single-word="false"/>
      <style:text-properties officeooo:paragraph-rsid="00138fa7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paragraph-rsid="00138f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fa7" style:font-weight-asian="bold" style:font-weight-complex="bold"/>
    </style:style>
    <style:style style:name="T3" style:family="text">
      <style:text-properties officeooo:rsid="00171f1c"/>
    </style:style>
    <style:style style:name="T4" style:family="text">
      <style:text-properties officeooo:rsid="001d03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Compte rendu</text:span></text:h>
      <text:h text:style-name="P8" text:outline-level="1"><text:span text:style-name="T2">Projet : Conception automatique d'album photo par une technique d'optimisation</text:span></text:h>
      <text:p text:style-name="P1"/>
      <text:p text:style-name="P2"/>
      <text:p text:style-name="P2"/>
      <text:p text:style-name="P2"/>
      <text:p text:style-name="P6">Logiciels : <text:span text:style-name="T4">IntelliJ idea</text:span></text:p>
      <text:p text:style-name="P7">Versionning : Git, GitHub 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Questions :</text:p>
      <text:p text:style-name="P3">a - Définir plusieurs fonctions score en expliquant leur construction. Par exemple, vous pouvez même créer des jeux de photos artificiels montrant les propriétés de votre fonction score et qui pourront</text:p>
      <text:p text:style-name="P3">servir dans l’analyse des performances des algorithmes.</text:p>
      <text:p text:style-name="P3">b - Donner la taille de l’espace de recherche et la taille du voisinage pour chaque opérateur que vous</text:p>
      <text:p text:style-name="P3">aurez choisi.</text:p>
      <text:p text:style-name="P3">c - Coder la méta heuristique hill-climbing first-improvement (HC).</text:p>
      <text:p text:style-name="P3">d - Analyser les performances de la méta heuristique HC ainsi que les dynamiques de recherche.</text:p>
      <text:p text:style-name="P3">e - Coder une recherche ”Iterated Local Search” (ILS).</text:p>
      <text:p text:style-name="P3">f - Analyser les performances de la méta heuristique ILS ainsi que les dynamiques de recherche.</text:p>
      <text:p text:style-name="P3">g - Analyser les résultats obtenus en terme de qualité visuelle de l’album pour chaque fonction score</text:p>
      <text:p text:style-name="P3">proposée.</text:p>
      <text:p text:style-name="P3">h - Et si vous voulez (et que vous avez le temps !), apportez des améliorations à vos algorithmes.</text:p>
      <text:p text:style-name="P3"/>
      <text:p text:style-name="Text_20_body"><text:span text:style-name="T3">Réponses :</text:span></text:p>
      <text:p text:style-name="P4">a - </text:p>
      <text:p text:style-name="P5">b -</text:p>
      <text:p text:style-name="P5">c -</text:p>
      <text:p text:style-name="P5">d -</text:p>
      <text:p text:style-name="P5">e -</text:p>
      <text:p text:style-name="P5">f -</text:p>
      <text:p text:style-name="P5">g -</text:p>
      <text:p text:style-name="P5">h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8:45:26.961283424</meta:creation-date>
    <meta:generator>LibreOffice/4.2.8.2$Linux_X86_64 LibreOffice_project/420m0$Build-2</meta:generator>
    <dc:date>2015-12-16T19:54:36.341934061</dc:date>
    <meta:editing-duration>PT1H48S</meta:editing-duration>
    <meta:editing-cycles>7</meta:editing-cycles>
    <meta:document-statistic meta:table-count="0" meta:image-count="0" meta:object-count="0" meta:page-count="2" meta:paragraph-count="25" meta:word-count="187" meta:character-count="1090" meta:non-whitespace-character-count="914"/>
  </office:meta>
</office:document-meta>
</file>